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BC000000E2DD415BE98B6ED27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6.53mm"/>
    </style:style>
    <style:style style:name="co4" style:family="table-column">
      <style:table-column-properties fo:break-before="auto" style:column-width="51.88mm"/>
    </style:style>
    <style:style style:name="co5" style:family="table-column">
      <style:table-column-properties fo:break-before="auto" style:column-width="22.58mm"/>
    </style:style>
    <style:style style:name="ro10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9.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0.99mm" fo:break-before="auto" style:use-optimal-row-height="fals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3mm" fo:break-before="auto" style:use-optimal-row-height="false"/>
    </style:style>
    <style:style style:name="ro7" style:family="table-row">
      <style:table-row-properties style:row-height="6.07mm" fo:break-before="auto" style:use-optimal-row-height="true"/>
    </style:style>
    <style:style style:name="ro8" style:family="table-row">
      <style:table-row-properties style:row-height="6.86mm" fo:break-before="auto" style:use-optimal-row-height="true"/>
    </style:style>
    <style:style style:name="ro9" style:family="table-row">
      <style:table-row-properties style:row-height="72.65mm" fo:break-before="auto" style:use-optimal-row-height="false"/>
    </style:style>
    <style:style style:name="ro11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7pt" style:font-size-asian="7pt" style:font-size-complex="7pt"/>
    </style:style>
    <style:style style:name="ce8" style:family="table-cell" style:parent-style-name="Default">
      <style:table-cell-properties fo:border-bottom="0.51pt solid #000000" fo:border-left="none" fo:border-right="none" fo:border-top="none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5pt" style:font-style-asian="normal" style:font-weight-asian="normal" style:font-name-complex="Tahoma" style:font-size-complex="5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style:font-name="Arial" fo:font-size="5pt" style:font-size-asian="5pt" style:font-size-complex="5pt"/>
    </style:style>
    <style:style style:name="ce13" style:family="table-cell" style:parent-style-name="Default">
      <style:table-cell-properties fo:wrap-option="wrap" fo:border="0.06pt solid #000000" style:vertical-align="bottom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5pt" style:font-style-asian="normal" style:font-weight-asian="normal" style:font-name-complex="Tahoma" style:font-size-complex="5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5pt" style:font-style-asian="normal" style:font-weight-asian="normal" style:font-name-complex="Tahoma" style:font-size-complex="5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16" style:family="table-cell" style:parent-style-name="Default">
      <style:table-cell-properties style:vertical-align="top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ext-properties fo:font-size="6pt" style:font-size-asian="6pt" style:font-size-complex="6pt"/>
    </style:style>
    <style:style style:name="ce36" style:family="table-cell" style:parent-style-name="Default">
      <style:table-cell-properties fo:wrap-option="wrap" fo:border="none"/>
      <style:text-properties style:font-name="Arial" fo:font-size="6pt" style:font-size-asian="6pt" style:font-size-complex="6pt"/>
    </style:style>
    <style:style style:name="ce37" style:family="table-cell" style:parent-style-name="Default">
      <style:table-cell-properties style:text-align-source="fix" style:repeat-content="false" fo:wrap-option="wrap" fo:border="none"/>
      <style:paragraph-properties fo:text-align="end" fo:margin-left="0mm"/>
      <style:text-properties style:font-name="Arial" fo:font-size="6pt" style:font-size-asian="6pt" style:font-size-complex="6pt"/>
    </style:style>
    <style:style style:name="ce38" style:family="table-cell" style:parent-style-name="Default">
      <style:table-cell-properties fo:wrap-option="wrap" fo:border="0.74pt solid #000000"/>
      <style:text-properties style:font-name="Arial" fo:font-size="6pt" style:font-size-asian="6pt" style:font-size-complex="6pt"/>
    </style:style>
    <style:style style:name="ce23" style:family="table-cell" style:parent-style-name="Default">
      <style:table-cell-properties fo:wrap-option="wrap" style:vertical-align="bottom"/>
    </style:style>
    <style:style style:name="ce39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11"/>
        <table:table-column table:style-name="co4" table:default-cell-style-name="ce36"/>
        <table:table-row table:style-name="ro2">
          <table:table-cell table:style-name="ce1" table:number-columns-spanned="2" table:number-rows-spanned="1">
            <draw:frame table:end-cell-address="Sheet1.B1" table:end-x="51.02mm" table:end-y="19.12mm" draw:z-index="0" draw:name="Изображения 1" draw:style-name="gr1" draw:text-style-name="P1" svg:width="187.56mm" svg:height="19.12mm" svg:x="0mm" svg:y="0mm">
              <draw:image xlink:href="Pictures/10000201000008BC000000E2DD415BE98B6ED27E.png" xlink:type="simple" xlink:show="embed" xlink:actuate="onLoad">
                <text:p/>
              </draw:image>
            </draw:frame>
          </table:table-cell>
          <table:covered-table-cell/>
        </table:table-row>
        <table:table-row table:style-name="ro3">
          <table:table-cell table:style-name="ce2" office:value-type="string" calcext:value-type="string" table:number-columns-spanned="2" table:number-rows-spanned="1">
            <text:p>Согласие на обработку персональных данных, на предоставление информации третьим лицам,в том числе в Бюро кредитных историй. </text:p>
          </table:table-cell>
          <table:covered-table-cell/>
        </table:table-row>
        <table:table-row table:style-name="ro3">
          <table:table-cell office:value-type="string" calcext:value-type="string">
            <text:p>г. Кемерово</text:p>
          </table:table-cell>
          <table:table-cell table:style-name="ce37" office:value-type="string" calcext:value-type="string">
            <text:p>"______"______________20____г.</text:p>
          </table:table-cell>
        </table:table-row>
        <table:table-row table:style-name="ro3">
          <table:table-cell table:style-name="ce12" office:value-type="string" calcext:value-type="string" table:number-columns-spanned="2" table:number-rows-spanned="1">
            <text:p>Я, ____________________________________________________________________________________________________________</text:p>
          </table:table-cell>
          <table:covered-table-cell/>
        </table:table-row>
        <table:table-row table:style-name="ro3">
          <table:table-cell table:style-name="ce5" office:value-type="string" calcext:value-type="string" table:number-columns-spanned="2" table:number-rows-spanned="1">
            <text:p>(Фамилия, Имя, Отчетсво полностью, дата рождения)</text:p>
          </table:table-cell>
          <table:covered-table-cell/>
        </table:table-row>
        <table:table-row table:style-name="ro3">
          <table:table-cell table:style-name="ce6" office:value-type="string" calcext:value-type="string" table:number-columns-spanned="2" table:number-rows-spanned="1">
            <text:p>паспорт серия 3202 № 573880 выдан 02.07.2002 КИСЕЛЕВСКИМ ГОВД КЕМЕРОВСКОЙ ОБЛ. </text:p>
          </table:table-cell>
          <table:covered-table-cell/>
        </table:table-row>
        <table:table-row table:style-name="ro3">
          <table:table-cell table:style-name="ce5" office:value-type="string" calcext:value-type="string" table:number-columns-spanned="2" table:number-rows-spanned="1">
            <text:p>(вид документа, удостоверяющего личность)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<text:s text:c="10"/>проживающий(ая) по адресу Кемеровская обл Киселевск г Строителей проезд 9 82</text:p>
          </table:table-cell>
          <table:covered-table-cell/>
        </table:table-row>
        <table:table-row table:style-name="ro4">
          <table:table-cell table:style-name="ce7" office:value-type="string" calcext:value-type="string" table:number-columns-spanned="2" table:number-rows-spanned="1">
            <text:p>          В соответствии с ФЗ от 27.07.2006г. № 152-ФЗ "О персональных данных" даю свое согласие Обществу с ограниченной ответственностью Микрофинансовой организации "ПростоДЕНЬГИ", находящемуся по адресу: {{config.company_address}}; ОГРН {{config.company_ogrn}}, регистрационный номер в государственном реестре МФО {{config.company_mfo_number}} (далее - Общество) на обработку, включая получение от меня и/или от любых третьих лиц, сведений, составляющих мои персональные данные, с учетом требований действующего законодательства Российской Федерации, свободно, своей волей и в своем интересе (далее – Согласие).</text:p>
            <text:p>          В случае предоставления мною Обществу персональных данных третьих лиц, я заявляю и гарантирую, что мною получено согласие этих лиц на передачу их персональных данных Обществу и обработку этих персональных данных Обществом.</text:p>
            <text:p>          Даю Согласие в отношении моих персональных данных, указанных мною в Заявлении на предоставление потребительского займа, включая фамилию, имя, отчество, пол, гражданство, дату и место рождения, название и реквизиты документа, удостоверяющего личность, данные водительского удостоверения, адрес регистрации по месту жительства, адрес регистрации по месту пребывания, адрес фактического проживания, идентификационный номер налогоплательщика, страховой номер индивидуального лицевого счѐта, указанный в страховом свидетельстве обязательного пенсионного страхования, наименование и реквизиты работодателя или учебного заведения, сведения о государственной регистрации физического лица в качестве индивидуального предпринимателя, номер мобильного телефона, адрес электронной почты, наличие/отсутствие выгодоприобретателя (действия в интересах третьего лица), наличие представителя, наличие бенефициарного владельца (совершаемые операции находятся под контролем попечителя/опекуна/усыновителя/родителя/иное), принадлежность к российским/иностранным публичным должностным лицам, принадлежность к должностным лицам публичной международной организации, факт заключения Договора Потребительского займа между мною и Обществом, условия Договора Потребительского займа, сумму моих обязательств на дату заключения Договора Потребительского займа; срок исполнения обязательства заемщика в полном размере в соответствии с Договором Потребительского займа; срок уплаты процентов в соответствии с Договором Потребительского займа; информация о внесении изменений и (или) дополнений в Договор Потребительского займа, в том числе касающихся сроков исполнения обязательств; дата и сумма фактического исполнения моих обязательств в полном и (или) неполном размерах; информация о погашении потребительского займа за счѐт обеспечения в случае неисполнения мною обязательств по договору; информация о фактах рассмотрения судом, арбитражным и (или) третейским судом споров по договору потребительского займа и содержании резолютивных частей судебных актов, вступивших в законную силу; иная информация, официально полученная из государственных органов (далее - Данные).</text:p>
            <text:p>          Целью обработки персональных данных является принятие решение о предоставлении или об отказе в предоставлении мне потребительского займа, а также заключение и исполнение договора потребительского займа, принятия решений или совершения иных действий, порождающих юридические последствия, и предоставления мне информации об оказываемых Обществом услугах.</text:p>
            <text:p>          Настоящее согласие предоставляется на осуществление действий в отношении моих Данных, Данных третьих лиц, предоставленных мной с их согласия и указанных в заявлении на предоставление займа, для достижения указанных выше целей, включая: обработку Данных (в том числе смешанную и автоматизированную), сбор, систематизацию, накопление, хранение, уточнение (обновление, изменение использования, распространение), копирование, распространение (в том числе передача), опубликование, редактирование, компоновку данных без редактирования их внутреннего содержания, пересылку почтой и электронными способами, размещение на сайте Общества, передачу, в том числе трансграничную передачу, передачу Данных в Бюро кредитных историй и в кредитные организации, а также государственные учреждения в случае необходимости совершения юридических действий, в том числе по взысканию просроченной задолженности, обезличивание, блокирование, уничтожение персональных данных. Общество вправе обрабатывать мои персональные данные посредством внесения их в электронную базу данных.</text:p>
            <text:p>          Согласие включает в себя, в том числе, право Общества передать Данные для обработки по поручению Общества следующим лицам: а) ЗАО "ОКБ", Россия, 127006, г. Москва, ул. 1-ая Тверская-Ямская, д. 2, стр. 1, ОГРН №1047796788819, ИНН 7710561081; б) АО "НБКИ", 121069, Россия, г. Москва, Скатертный пер., д. 20, стр. 1, ОГРН 1057746710713, ИНН 7703548386 . в) ООО "Эквифакс Кредит Сервисиз", Россия, 129090, г. Москва, Каланчевская ул., д.16, корп.1, ОГРН 1047820008895, ИНН 7813199667.</text:p>
            <text:p>          Согласие включает в себя в соответствии с п.1 ст.6 Федерального закона от 30.12.2004г. № 218-ФЗ "О кредитных историях" согласие на получение Обществом, как пользователем кредитной истории, информации от вышеуказанных бюро кредитных историй (кредитных отчётов) с целью оценки исполнения принятых мной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мной заявке/заявлении на получение потребительского займа.</text:p>
            <text:p>          Согласие включает в себя, в том числе, право Общества передать Данные для обработки по поручению Общества следующим лицам: а) ООО "Скориста", 123022, Россия, г. Москва, 2-ая Звенигородская ул., дом 13, стр. 37, ОГРН: 1147746772821, ИНН 7703813443.</text:p>
            <text:p>          Согласие включает в себя, в том числе, согласие на то, что в случае неисполнения или ненадлежащего исполнения мнойобязательств перед Обществом на основании заключенного между Обществом и мной Договора Потребительского займа, Общество вправе передать данные третьим лицам (включая, но не ограничиваясь, юридических консультантов и коллекторов) с целью взыскания задолженности, процентов, договорной неустойки, убытков, процентов за пользование чужими денежными средствам и иных средств правовой защиты.</text:p>
            <text:p>          Согласие включает в себя, в том числе, согласие на получение информации о предложениях и рекламной информации Общества по средствам электрической связи: E-mail и СМС рассылок, без права рассылать информацию о предложениях других компаний.</text:p>
            <text:p>          Настоящее согласие дается до истечения сроков хранения соответствующей информации или документов, содержащих вышеуказанную информацию, определяемых в соответствии с законодательством Российской Федерации. Отзыв настоящего согласия может быть произведен в письменной форме путем направления мной соответствующего письменного уведомления Обществу, но не ранее исполнения всех обязательств по договору займа. Между мной и Обществом достигнуто соглашение о том, что в случае отзыва мной настоящего согласия Общество вправе обрабатывать мои персональные данные в целях исполнения заключенного со мной договора, соглашения, оказания мне микрофинансовых услуг, а также в целях исполнения Обществом требований законодательства.</text:p>
            <text:p>          Также настоящим подтверждаю, что информация, указанная в данном Согласии является полной и достоверной. В случае, изменения каких-либо данных, указанных в настоящем Согласии обязуюсь незамедлительно в письменной форме сообщить OOO МФО "ПростоДЕНЬГИ" новые сведения.</text:p>
          </table:table-cell>
          <table:covered-table-cell/>
        </table:table-row>
        <table:table-row table:style-name="ro3"/>
        <table:table-row table:style-name="ro3">
          <table:table-cell table:style-name="ce8" table:number-columns-spanned="2" table:number-rows-spanned="1"/>
          <table:covered-table-cell/>
        </table:table-row>
        <table:table-row table:style-name="ro3">
          <table:table-cell table:style-name="ce9" office:value-type="string" calcext:value-type="string">
            <text:p>___________________________</text:p>
          </table:table-cell>
          <table:table-cell office:value-type="string" calcext:value-type="string">
            <text:p>_______________________</text:p>
          </table:table-cell>
        </table:table-row>
        <table:table-row table:style-name="ro3">
          <table:table-cell table:style-name="ce9" office:value-type="string" calcext:value-type="string">
            <text:p>(подпись)</text:p>
          </table:table-cell>
          <table:table-cell office:value-type="string" calcext:value-type="string">
            <text:p>(ФИО)</text:p>
          </table:table-cell>
        </table:table-row>
        <table:table-row table:style-name="ro5">
          <table:table-cell table:style-name="ce10" office:value-type="string" calcext:value-type="string" table:number-columns-spanned="2" table:number-rows-spanned="1">
            <text:p>Заявление (анкета) на получение потребительского займа</text:p>
          </table:table-cell>
          <table:covered-table-cell/>
        </table:table-row>
        <table:table-header-rows>
          <table:table-row table:style-name="ro6">
            <table:table-cell table:style-name="ce27" office:value-type="string" calcext:value-type="string" table:number-columns-spanned="2" table:number-rows-spanned="1">
              <text:p>Паспортные данные </text:p>
            </table:table-cell>
            <table:covered-table-cell/>
          </table:table-row>
        </table:table-header-rows>
        <table:table-row table:style-name="ro6">
          <table:table-cell table:style-name="ce27" office:value-type="string" calcext:value-type="string">
            <text:p>Фамилия </text:p>
          </table:table-cell>
          <table:table-cell table:style-name="ce38" office:value-type="string" calcext:value-type="string">
            <text:p>Козлов</text:p>
          </table:table-cell>
        </table:table-row>
        <table:table-row table:style-name="ro6">
          <table:table-cell table:style-name="ce27" office:value-type="string" calcext:value-type="string">
            <text:p>Имя </text:p>
          </table:table-cell>
          <table:table-cell table:style-name="ce38" office:value-type="string" calcext:value-type="string">
            <text:p>Олег</text:p>
          </table:table-cell>
        </table:table-row>
        <table:table-row table:style-name="ro6">
          <table:table-cell table:style-name="ce27" office:value-type="string" calcext:value-type="string">
            <text:p>Отчество </text:p>
          </table:table-cell>
          <table:table-cell table:style-name="ce38" office:value-type="string" calcext:value-type="string">
            <text:p>Павлович</text:p>
          </table:table-cell>
        </table:table-row>
        <table:table-row table:style-name="ro6">
          <table:table-cell table:style-name="ce30" office:value-type="string" calcext:value-type="string">
            <text:p>Пол</text:p>
          </table:table-cell>
          <table:table-cell table:style-name="ce38" office:value-type="string" calcext:value-type="string">
            <text:p>1</text:p>
          </table:table-cell>
        </table:table-row>
        <table:table-row table:style-name="ro6">
          <table:table-cell table:style-name="ce27" office:value-type="string" calcext:value-type="string">
            <text:p>Дата рождения </text:p>
          </table:table-cell>
          <table:table-cell table:style-name="ce38" office:value-type="string" calcext:value-type="string">
            <text:p>1967-03-23</text:p>
          </table:table-cell>
        </table:table-row>
        <table:table-row table:style-name="ro6">
          <table:table-cell table:style-name="ce27" office:value-type="string" calcext:value-type="string">
            <text:p>Место рождения </text:p>
          </table:table-cell>
          <table:table-cell table:style-name="ce38" office:value-type="string" calcext:value-type="string">
            <text:p>ГОР. НАЗАРОВО КРАСНОЯРСКОГО КРАЯ</text:p>
          </table:table-cell>
        </table:table-row>
        <table:table-row table:style-name="ro6">
          <table:table-cell table:style-name="ce27" office:value-type="string" calcext:value-type="string">
            <text:p>Гражданство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Серия и номер паспорта </text:p>
          </table:table-cell>
          <table:table-cell table:style-name="ce38" office:value-type="string" calcext:value-type="string">
            <text:p>0411 201206</text:p>
          </table:table-cell>
        </table:table-row>
        <table:table-row table:style-name="ro6">
          <table:table-cell table:style-name="ce27" office:value-type="string" calcext:value-type="string">
            <text:p>Дата выдачи </text:p>
          </table:table-cell>
          <table:table-cell table:style-name="ce38" office:value-type="string" calcext:value-type="string">
            <text:p>2012-05-03</text:p>
          </table:table-cell>
        </table:table-row>
        <table:table-row table:style-name="ro3">
          <table:table-cell table:style-name="ce13" office:value-type="string" calcext:value-type="string">
            <text:p>Кем выдан, код подразделения </text:p>
          </table:table-cell>
          <table:table-cell table:style-name="ce38" office:value-type="string" calcext:value-type="string">
            <text:p>frikazoid lolololol juffermanius PARAMPARAM ON THE TABLE of DEATHROLL CREW OF Hate PARAMPARAM ON THE TABLE of DEATHROLL CREW OF Hate 240-014</text:p>
          </table:table-cell>
        </table:table-row>
        <table:table-row table:style-name="ro6">
          <table:table-cell table:style-name="ce27" office:value-type="string" calcext:value-type="string">
            <text:p>Данные миграционной карты (номер карты, дата начала срока пребывания, дата окончания срока пребывания) </text:p>
          </table:table-cell>
          <table:table-cell table:style-name="ce38"/>
        </table:table-row>
        <table:table-row table:style-name="ro7">
          <table:table-cell table:style-name="ce14" office:value-type="string" calcext:value-type="string">
            <text:p>Данные документа, подтверждающего право иностранного гражданина или лица без гражданства на пребывание (проживание) в Российской Федерации (серия документа, дата начала срока действия права пребывания (проживания), дата окончания срока действия права пребывания (проживания)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Адрес по прописке </text:p>
          </table:table-cell>
          <table:table-cell table:style-name="ce38" office:value-type="string" calcext:value-type="string">
            <text:p>dddddd</text:p>
          </table:table-cell>
        </table:table-row>
        <table:table-row table:style-name="ro6">
          <table:table-cell table:style-name="ce27" office:value-type="string" calcext:value-type="string">
            <text:p>Регион </text:p>
          </table:table-cell>
          <table:table-cell table:style-name="ce38"/>
        </table:table-row>
        <table:table-row table:style-name="ro6">
          <table:table-cell table:style-name="ce30" office:value-type="string" calcext:value-type="string">
            <text:p>Город</text:p>
          </table:table-cell>
          <table:table-cell table:style-name="ce38"/>
        </table:table-row>
        <table:table-row table:style-name="ro6">
          <table:table-cell table:style-name="ce30" office:value-type="string" calcext:value-type="string">
            <text:p>Улица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Дом, корпус, квартира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Адрес проживания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Регион </text:p>
          </table:table-cell>
          <table:table-cell table:style-name="ce38"/>
        </table:table-row>
        <table:table-row table:style-name="ro6">
          <table:table-cell table:style-name="ce30" office:value-type="string" calcext:value-type="string">
            <text:p>Город</text:p>
          </table:table-cell>
          <table:table-cell table:style-name="ce38"/>
        </table:table-row>
        <table:table-row table:style-name="ro6">
          <table:table-cell table:style-name="ce30" office:value-type="string" calcext:value-type="string">
            <text:p>Улица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Дом, корпус, квартира </text:p>
          </table:table-cell>
          <table:table-cell table:style-name="ce38"/>
        </table:table-row>
        <table:table-row table:style-name="ro6">
          <table:table-cell table:style-name="ce27" office:value-type="string" calcext:value-type="string" table:number-columns-spanned="2" table:number-rows-spanned="1">
            <text:p>Контактная информация </text:p>
          </table:table-cell>
          <table:covered-table-cell table:style-name="ce38"/>
        </table:table-row>
        <table:table-row table:style-name="ro6">
          <table:table-cell table:style-name="ce27" office:value-type="string" calcext:value-type="string">
            <text:p>Домашний телефон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Номер мобильного телефона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Номер мобильного телефон родственников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Номер мобильного телефон знакомых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Иная контактная информация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Данные о работе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Доход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Организация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Должность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Адрес работы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Рабочий телефон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Ф.И.О. руководителя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Дополнительный доход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Идентификационный номер налогоплательщика (при наличии)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СНИЛС (при наличии)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Желаемая сумма займа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Срок займа </text:p>
          </table:table-cell>
          <table:table-cell table:style-name="ce38"/>
        </table:table-row>
        <table:table-row table:style-name="ro6">
          <table:table-cell table:style-name="ce27" office:value-type="string" calcext:value-type="string">
            <text:p>Цели использования потребительского займа </text:p>
          </table:table-cell>
          <table:table-cell table:style-name="ce38" office:value-type="string" calcext:value-type="string">
            <text:p>Потребительские нужды </text:p>
          </table:table-cell>
        </table:table-row>
        <table:table-row table:style-name="ro8">
          <table:table-cell table:style-name="ce14" office:value-type="string" calcext:value-type="string">
            <text:p>Цели установления и предполагаемый характер деловых отношений клиента с организацией (устанавливаются для клиентов с повышенным уровнем риска клиента) </text:p>
          </table:table-cell>
          <table:table-cell table:style-name="ce38" office:value-type="string" calcext:value-type="string">
            <text:p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ro8">
          <table:table-cell table:style-name="ce27" office:value-type="string" calcext:value-type="string">
            <text:p>Сведения о целях финансово-хозяйственной деятельности клиента (устанавливаются для клиентов с повышенным уровнем риска клиента) </text:p>
          </table:table-cell>
          <table:table-cell table:style-name="ce38" office:value-type="string" calcext:value-type="string">
            <text:p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ro8">
          <table:table-cell table:style-name="ce27" office:value-type="string" calcext:value-type="string">
            <text:p>Сведения о финансовом положении и деловой репутации клиента (устанавливаются для клиентов с повышенным уровнем риска клиента) </text:p>
          </table:table-cell>
          <table:table-cell table:style-name="ce38" office:value-type="string" calcext:value-type="string">
            <text:p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ro8">
          <table:table-cell table:style-name="ce27" office:value-type="string" calcext:value-type="string">
            <text:p>Источники происхождения денежных средств и (или) иного имущества клиента </text:p>
          </table:table-cell>
          <table:table-cell table:style-name="ce38" office:value-type="string" calcext:value-type="string">
            <text:p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ro3">
          <table:table-cell table:style-name="ce14" office:value-type="string" calcext:value-type="string">
            <text:p>Наличие выгодоприобретателя: при совершении операции я действую в интересах третьего лица на основании доверенности, агентского договора, договора комиссии, поручения, доверительного управления </text:p>
          </table:table-cell>
          <table:table-cell table:style-name="ce38" office:value-type="string" calcext:value-type="string">
            <text:p>Отсутствует</text:p>
          </table:table-cell>
        </table:table-row>
        <table:table-row table:style-name="ro3">
          <table:table-cell table:style-name="ce14" office:value-type="string" calcext:value-type="string">
            <text:p>Сведения, подтверждающие наличие у лица полномочий представителя клиента: наименование, дата выдачи, срок действия, номер документа, на котором основаны полномочия представителя клиента </text:p>
          </table:table-cell>
          <table:table-cell table:style-name="ce38" office:value-type="string" calcext:value-type="string">
            <text:p>Отсутствует</text:p>
          </table:table-cell>
        </table:table-row>
        <table:table-row table:style-name="ro3">
          <table:table-cell table:style-name="ce14" office:value-type="string" calcext:value-type="string">
            <text:p>Наличие/отсутствие бенефициарного владельца (совершаемые операции находятся под контролем попечителя/опекуна/усыновителя/родителя/иное) </text:p>
          </table:table-cell>
          <table:table-cell table:style-name="ce38" office:value-type="string" calcext:value-type="string">
            <text:p>Отсутствует</text:p>
          </table:table-cell>
        </table:table-row>
        <table:table-row table:style-name="ro6">
          <table:table-cell table:style-name="ce27" office:value-type="string" calcext:value-type="string">
            <text:p>Принадлежность/отсутствие принадлежности к иностранным публичным должностным лицам (ИПДЛ), наименование и адрес работодателя </text:p>
          </table:table-cell>
          <table:table-cell table:style-name="ce38" office:value-type="string" calcext:value-type="string">
            <text:p>Не принадлежит</text:p>
          </table:table-cell>
        </table:table-row>
        <table:table-row table:style-name="ro6">
          <table:table-cell table:style-name="ce27" office:value-type="string" calcext:value-type="string">
            <text:p>Принадлежность/отсутствие принадлежности к российским публичным должностным лицам (РПДЛ), наименование и адрес работодателя </text:p>
          </table:table-cell>
          <table:table-cell table:style-name="ce38" office:value-type="string" calcext:value-type="string">
            <text:p>Не принадлежит</text:p>
          </table:table-cell>
        </table:table-row>
        <table:table-row table:style-name="ro3">
          <table:table-cell table:style-name="ce14" office:value-type="string" calcext:value-type="string">
            <text:p>Принадлежность/отсутствие принадлежности к должностным лицам публичной международной организации (МПДЛ), наименование и адрес работодателя </text:p>
          </table:table-cell>
          <table:table-cell table:style-name="ce38" office:value-type="string" calcext:value-type="string">
            <text:p>Не принадлежит</text:p>
          </table:table-cell>
        </table:table-row>
        <table:table-row table:style-name="ro6">
          <table:table-cell table:style-name="ce27" office:value-type="string" calcext:value-type="string">
            <text:p>Сведения о дееспособности клиента(Дееспособен/недееспособен) </text:p>
          </table:table-cell>
          <table:table-cell table:style-name="ce38" office:value-type="string" calcext:value-type="string">
            <text:p>Дееспособен</text:p>
          </table:table-cell>
        </table:table-row>
        <table:table-row table:style-name="ro9">
          <table:table-cell table:style-name="ce15" office:value-type="string" calcext:value-type="string" table:number-columns-spanned="2" table:number-rows-spanned="1">
            <text:p>Я, Козлова Нина Александровна (паспорт гражданина РФ серия: 3202, № 573880, выдан: 02.07.2002, КИСЕЛЕВСКИМ ГОВД КЕМЕРОВСКОЙ ОБЛ., код подр.422-012, адрес регистрации: 652715, Кемеровская обл, Киселевск г, Строителей проезд, д. 9, кв. 82) в соответствии с ФЗ от 27.07.2006 г. № 152 «О персональных данных» даю свое согласие ООО МФО «ПростоДЕНЬГИ» (ОРГН 1114205007443, юридический адрес: 630007, г. Новосибирск, ул. Октябрьская магистраль, д. 3, офис 904) на обработку, включая получение от меня и (или) от любых третьих лиц сведений, указанных в настоящем Заявлении и составляющих мои персональные данные. Целью обработки персональных данных является заключение и исполнение договора займа, принятия решений или совершения иных действий, порождающих юридические последствия. Настоящее согласие предоставляется на осуществление действий в отношении моих Персональных данных, для достижения указанных выше целей, включая: сбор, систематизацию, накопление, хранение, уточнение (обновление, изменение), распространение (в том числе передача), использование, обезличивание, блокирование, уничтожение Персональных данных. ООО МФО «ПростоДЕНЬГИ» вправе обрабатывать мои персональные данные посредством внесения их в электронную базу данных. Также даю своё согласие в соответствии с ФЗ от 30.12.2004 г. № 218-ФЗ «О кредитных историях», на предоставление в бюро кредитных историй информации, которая будет характеризовать исполнение принятых мной на себя обязательств перед ООО МФО «ПростоДЕНЬГИ». Настоящим я признаю и подтверждаю, что в случае необходимости привлечения третьих лиц к оказанию услуг для достижения указанных выше целей, ООО МФО «ПростоДЕНЬГИ» вправе в необходимом объеме раскрывать или передавать информацию обо мне лично (включая мои Персональные данные) таким третьим лицам, их агентам и иным уполномоченным ими лицам. Также настоящим признаю и подтверждаю, что настоящее согласие считается данным мною любым третьим лицам, указанным выше, и любые такие третьи лица имеют право на обработку Персональных данных на основании настоящего согласия. Согласие действует в течение срока действия договора займа, а также в течение 5 лет после исполнения всех обязательств по договору займа. Отзыв настоящего согласия осуществляется путем направления письменного заявления в ООО МФО «ПростоДЕНЬГИ», но не ранее исполнения всех обязательств по договору займа.</text:p>
            <text:p>Также даю своё согласие в соответствии с ФЗ от 30.12.2004 г. № 218-ФЗ «О кредитных историях» согласие на запрос Обществом, как пользователем кредитной истории, кредитных отчетов от вышеуказанных бюро кредитных историй с целью оценки исполнения принятых на Заемщика (Заявителя)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им заявке/заявлении на получение потребительского Займа.</text:p>
            <text:p/>
            <text:p>          • В случае нарушения мной обязательств по своевременному перечислению денежных средств по договору потребительского займа, я не возражаю, чтобы мои сведения, указанные в</text:p>
            <text:p>настоящем заявлении на предоставление потребительского займа, использовались для урегулирования образовавшейся задолженности, в том числе иными способами, направленными на</text:p>
            <text:p>возврат задолженности, не запрещенными действующим законодательством.</text:p>
            <text:p>Настоящим выражаю свое согласие / не согласие ( нужное подчеркнуть) на уступку Займодавцем третьим лицам прав (требований) по договору потребительского займа.</text:p>
            <text:p/>
            <text:p>          • Согласен</text:p>
            <text:p>          • Не согласен</text:p>
          </table:table-cell>
          <table:covered-table-cell/>
        </table:table-row>
        <table:table-row table:style-name="ro11">
          <table:table-cell office:value-type="string" calcext:value-type="string">
            <text:p>__________________________________________________/____________________/</text:p>
          </table:table-cell>
          <table:table-cell table:style-name="ce37" office:value-type="string" calcext:value-type="string">
            <text:p>"____"__________201__г.</text:p>
          </table:table-cell>
        </table:table-row>
        <table:table-row table:style-name="ro11">
          <table:table-cell table:style-name="ce16" office:value-type="string" calcext:value-type="string">
            <text:p><text:s text:c="29"/>(ФИО полностью, собственноручно) <text:s text:c="41"/>(личная подпись)</text:p>
          </table:table-cell>
        </table:table-row>
        <table:table-row table:style-name="ro11">
          <table:table-cell table:style-name="ce17" office:value-type="string" calcext:value-type="string">
            <text:p>специалист по продажам <text:s text:c="103"/>Грушевская Ольга Ивановна</text:p>
          </table:table-cell>
          <table:table-cell office:value-type="string" calcext:value-type="string">
            <text:p>23.12.2016</text:p>
          </table:table-cell>
        </table:table-row>
        <table:table-row table:style-name="ro11">
          <table:table-cell table:style-name="ce16" office:value-type="string" calcext:value-type="string">
            <text:p>Должность сотрудника, ответственного за работу с клиентом <text:s text:c="43"/>ФИО, подпись</text:p>
          </table:table-cell>
          <table:table-cell office:value-type="string" calcext:value-type="string">
            <text:p>Дата обновления анкеты</text:p>
          </table:table-cell>
        </table:table-row>
        <table:table-row table:style-name="ro11" table:number-rows-repeated="2">
          <table:table-cell table:style-name="ce18"/>
        </table:table-row>
        <table:table-row table:style-name="ro11" table:number-rows-repeated="3"/>
        <table:table-row table:style-name="ro3"/>
        <table:table-row table:style-name="ro11" table:number-rows-repeated="3"/>
        <table:table-row table:style-name="ro3" table:number-rows-repeated="3"/>
        <table:table-row table:style-name="ro11" table:number-rows-repeated="12"/>
        <table:table-row table:style-name="ro3"/>
        <table:table-row table:style-name="ro11" table:number-rows-repeated="3"/>
        <table:table-row table:style-name="ro3">
          <table:table-cell table:number-columns-repeated="6"/>
          <table:table-cell table:style-name="ce39"/>
        </table:table-row>
        <table:table-row table:style-name="ro3" table:number-rows-repeated="2"/>
        <table:table-row table:style-name="ro11" table:number-rows-repeated="1048472"/>
        <table:table-row table:style-name="ro11"/>
      </table:table>
      <table:table table:name="Sheet2" table:style-name="ta1" table:print="false">
        <table:table-column table:style-name="co3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12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.00.0000</text:date>, <text:time style:data-style-name="N2" text:time-value="13:54:38.5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5M31S</meta:editing-duration>
    <meta:editing-cycles>51</meta:editing-cycles>
    <meta:generator>LibreOffice/5.3.0.3$Windows_x86 LibreOffice_project/7074905676c47b82bbcfbea1aeefc84afe1c50e1</meta:generator>
    <dc:date>2017-02-14T14:07:01.588000000</dc:date>
    <meta:document-statistic meta:table-count="3" meta:cell-count="97" meta:object-count="1"/>
    <meta:user-defined meta:name="Info 1"/>
    <meta:user-defined meta:name="Info 2"/>
    <meta:user-defined meta:name="Info 3"/>
    <meta:user-defined meta:name="Info 4"/>
    <meta:user-defined meta:name="Producer">OpenTBS 1.9.6</meta:user-defined>
  </office:meta>
</office:document-meta>
</file>